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IranNastaliq" svg:font-family="IranNastaliq" style:font-pitch="variable"/>
    <style:font-face style:name="Terafik" svg:font-family="Terafik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88pt" style:font-size-asian="88pt" style:font-name-complex="IranNastaliq" style:font-size-complex="88pt"/>
    </style:style>
    <style:style style:name="P2" style:family="paragraph" style:parent-style-name="Standard">
      <style:text-properties fo:font-size="96pt" style:font-size-asian="96pt" style:font-name-complex="IranNastaliq" style:font-size-complex="96pt"/>
    </style:style>
    <style:style style:name="P3" style:family="paragraph" style:parent-style-name="Standard">
      <style:text-properties fo:font-size="14pt" fo:font-weight="bold" style:font-size-asian="14pt" style:font-weight-asian="bold" style:font-name-complex="Terafik" style:font-size-complex="14pt" style:font-weight-complex="bold"/>
    </style:style>
    <style:style style:name="P4" style:family="paragraph" style:parent-style-name="Standard" style:list-style-name="L1">
      <style:text-properties fo:font-size="14pt" fo:font-weight="bold" style:font-size-asian="14pt" style:font-weight-asian="bold" style:font-name-complex="Terafik" style:font-size-complex="14pt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name-complex="Terafik" style:font-size-complex="16pt" style:font-weight-complex="bold"/>
    </style:style>
    <style:style style:name="P6" style:family="paragraph" style:parent-style-name="Standard" style:list-style-name="L1">
      <style:text-properties fo:font-size="14pt" fo:font-weight="bold" style:font-size-asian="14pt" style:font-weight-asian="bold" style:font-name-complex="Terafik" style:font-size-complex="16pt" style:font-weight-complex="bold"/>
    </style:style>
    <style:style style:name="P7" style:family="paragraph" style:parent-style-name="Standard" style:list-style-name="L1">
      <style:text-properties style:font-size-complex="16pt"/>
    </style:style>
    <style:style style:name="T1" style:family="text">
      <style:text-properties fo:font-size="14pt" fo:font-weight="bold" style:font-size-asian="14pt" style:font-weight-asian="bold" style:font-name-complex="Terafik" style:font-weight-complex="bold"/>
    </style:style>
    <style:style style:name="T2" style:family="text">
      <style:text-properties style:font-name="DejaVu Sans" fo:font-size="14pt" fo:font-weight="normal" style:font-size-asian="14pt" style:font-weight-asian="normal" style:font-name-complex="Terafik" style:font-weight-complex="normal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فصل سوم</text:p>
      <text:p text:style-name="P3">ـــــــــــــــــــــــــــــــــــــــــــــــــــــــــــــــــــــــــــــ</text:p>
      <text:p text:style-name="P3"/>
      <text:list xml:id="list310367541" text:style-name="L1">
        <text:list-header>
          <text:p text:style-name="P4"/>
        </text:list-header>
        <text:list-item>
          <text:p text:style-name="P6">پیشنیازهای نصب اسلکور</text:p>
        </text:list-item>
        <text:list-item>
          <text:p text:style-name="P6">پارتیشن بندی سیستم</text:p>
        </text:list-item>
        <text:list-item>
          <text:p text:style-name="P6">محیط نصب اسلکور</text:p>
        </text:list-item>
        <text:list-item>
          <text:p text:style-name="P6">بررسی نصب درکنارویندوز و شناسایی سیستم فایل‌های ویندوزی</text:p>
        </text:list-item>
        <text:list-item>
          <text:p text:style-name="P6">بررسی شیوه‌های متفاوت نصب</text:p>
        </text:list-item>
        <text:list-item>
          <text:p text:style-name="P6">بررسی سری بسته های اسلکویر</text:p>
        </text:list-item>
        <text:list-item>
          <text:p text:style-name="P6">بررسی کلی جزئیات نصب بسته ها</text:p>
        </text:list-item>
        <text:list-item>
          <text:p text:style-name="P7"><text:span text:style-name="T1">ساختن </text:span><text:span text:style-name="T2">tagfile</text:span><text:span text:style-name="T1"> هابرای نصب راحت تروسفارشی تراسلکور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IranNastaliq" svg:font-family="IranNastaliq" style:font-pitch="variable"/>
    <style:font-face style:name="Terafik" svg:font-family="Terafik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ehdi Esmaeelpour</meta:initial-creator>
    <meta:creation-date>2011-03-29T17:14:02</meta:creation-date>
    <dc:date>2011-03-29T18:17:15</dc:date>
    <dc:creator>Mehdi Esmaeelpour</dc:creator>
    <meta:editing-duration>PT00H17M25S</meta:editing-duration>
    <meta:editing-cycles>11</meta:editing-cycles>
    <meta:generator>OpenOffice.org/3.2$Unix OpenOffice.org_project/320m18$Build-9502</meta:generator>
    <meta:document-statistic meta:table-count="0" meta:image-count="0" meta:object-count="0" meta:page-count="2" meta:paragraph-count="10" meta:word-count="50" meta:character-count="328"/>
  </office:meta>
</office:document-meta>
</file>